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8e29" officeooo:paragraph-rsid="000c8e29"/>
    </style:style>
    <style:style style:name="P2" style:family="paragraph" style:parent-style-name="Standard">
      <style:text-properties officeooo:rsid="000e89b5" officeooo:paragraph-rsid="000e89b5"/>
    </style:style>
    <style:style style:name="P3" style:family="paragraph" style:parent-style-name="Standard">
      <style:text-properties officeooo:rsid="000f6468" officeooo:paragraph-rsid="000f6468"/>
    </style:style>
    <style:style style:name="P4" style:family="paragraph" style:parent-style-name="Standard">
      <style:text-properties officeooo:rsid="000f6468" officeooo:paragraph-rsid="00109ad8"/>
    </style:style>
    <style:style style:name="P5" style:family="paragraph" style:parent-style-name="Standard">
      <style:text-properties officeooo:rsid="000f6468" officeooo:paragraph-rsid="0012942b"/>
    </style:style>
    <style:style style:name="P6" style:family="paragraph" style:parent-style-name="Standard">
      <style:text-properties officeooo:rsid="000f6468" officeooo:paragraph-rsid="0014a411"/>
    </style:style>
    <style:style style:name="P7" style:family="paragraph" style:parent-style-name="Standard">
      <style:text-properties officeooo:rsid="000f6468" officeooo:paragraph-rsid="00166f3b"/>
    </style:style>
    <style:style style:name="P8" style:family="paragraph" style:parent-style-name="Standard">
      <style:text-properties officeooo:rsid="000f6468" officeooo:paragraph-rsid="0017b681"/>
    </style:style>
    <style:style style:name="P9" style:family="paragraph" style:parent-style-name="Standard">
      <style:text-properties officeooo:rsid="000f6468" officeooo:paragraph-rsid="00180e3b"/>
    </style:style>
    <style:style style:name="P10" style:family="paragraph" style:parent-style-name="Standard">
      <style:text-properties officeooo:rsid="000f6468" officeooo:paragraph-rsid="0018c617"/>
    </style:style>
    <style:style style:name="P11" style:family="paragraph" style:parent-style-name="Standard">
      <style:text-properties officeooo:rsid="000f6468" officeooo:paragraph-rsid="001ae09c"/>
    </style:style>
    <style:style style:name="P12" style:family="paragraph" style:parent-style-name="Standard">
      <style:text-properties officeooo:rsid="000f6468" officeooo:paragraph-rsid="001ca96d"/>
    </style:style>
    <style:style style:name="P13" style:family="paragraph" style:parent-style-name="Standard">
      <style:text-properties officeooo:rsid="000f6468" officeooo:paragraph-rsid="001f66ed"/>
    </style:style>
    <style:style style:name="P14" style:family="paragraph" style:parent-style-name="Standard">
      <style:text-properties officeooo:rsid="000f6468" officeooo:paragraph-rsid="001f7ef1"/>
    </style:style>
    <style:style style:name="P15" style:family="paragraph" style:parent-style-name="Standard">
      <style:text-properties officeooo:rsid="000f6468" officeooo:paragraph-rsid="0020e8ae"/>
    </style:style>
    <style:style style:name="P16" style:family="paragraph" style:parent-style-name="Standard">
      <style:text-properties officeooo:rsid="000f6468" officeooo:paragraph-rsid="0024063e"/>
    </style:style>
    <style:style style:name="P17" style:family="paragraph" style:parent-style-name="Standard">
      <style:text-properties officeooo:rsid="000f6468" officeooo:paragraph-rsid="002470fa"/>
    </style:style>
    <style:style style:name="P18" style:family="paragraph" style:parent-style-name="Standard">
      <style:text-properties officeooo:rsid="000f6468" officeooo:paragraph-rsid="00253325"/>
    </style:style>
    <style:style style:name="P19" style:family="paragraph" style:parent-style-name="Standard">
      <style:text-properties officeooo:rsid="000f6468" officeooo:paragraph-rsid="0025e9ed"/>
    </style:style>
    <style:style style:name="P20" style:family="paragraph" style:parent-style-name="Standard">
      <style:text-properties officeooo:rsid="000f6468" officeooo:paragraph-rsid="00260f35"/>
    </style:style>
    <style:style style:name="P21" style:family="paragraph" style:parent-style-name="Standard">
      <style:text-properties officeooo:rsid="000f6468" officeooo:paragraph-rsid="00260f35"/>
    </style:style>
    <style:style style:name="P22" style:family="paragraph" style:parent-style-name="Standard">
      <style:text-properties officeooo:rsid="000f6468" officeooo:paragraph-rsid="0027b547"/>
    </style:style>
    <style:style style:name="P23" style:family="paragraph" style:parent-style-name="Standard">
      <style:text-properties officeooo:rsid="000f6468" officeooo:paragraph-rsid="0027ec8e"/>
    </style:style>
    <style:style style:name="P24" style:family="paragraph" style:parent-style-name="Standard">
      <style:text-properties officeooo:rsid="000f6468" officeooo:paragraph-rsid="002984dc"/>
    </style:style>
    <style:style style:name="T1" style:family="text">
      <style:text-properties officeooo:rsid="000e89b5"/>
    </style:style>
    <style:style style:name="T2" style:family="text">
      <style:text-properties officeooo:rsid="00109ad8"/>
    </style:style>
    <style:style style:name="T3" style:family="text">
      <style:text-properties fo:font-style="normal" officeooo:rsid="00109ad8" style:font-style-asian="normal" style:font-style-complex="normal"/>
    </style:style>
    <style:style style:name="T4" style:family="text">
      <style:text-properties fo:font-style="normal" officeooo:rsid="0012942b" style:font-style-asian="normal" style:font-style-complex="normal"/>
    </style:style>
    <style:style style:name="T5" style:family="text">
      <style:text-properties fo:font-style="normal" officeooo:rsid="0014a411" style:font-style-asian="normal" style:font-style-complex="normal"/>
    </style:style>
    <style:style style:name="T6" style:family="text">
      <style:text-properties fo:font-style="normal" officeooo:rsid="00166f3b" style:font-style-asian="normal" style:font-style-complex="normal"/>
    </style:style>
    <style:style style:name="T7" style:family="text">
      <style:text-properties fo:font-style="normal" officeooo:rsid="00172223" style:font-style-asian="normal" style:font-style-complex="normal"/>
    </style:style>
    <style:style style:name="T8" style:family="text">
      <style:text-properties fo:font-style="normal" officeooo:rsid="0017b681" style:font-style-asian="normal" style:font-style-complex="normal"/>
    </style:style>
    <style:style style:name="T9" style:family="text">
      <style:text-properties fo:font-style="normal" officeooo:rsid="00180e3b" style:font-style-asian="normal" style:font-style-complex="normal"/>
    </style:style>
    <style:style style:name="T10" style:family="text">
      <style:text-properties fo:font-style="normal" officeooo:rsid="0018c617" style:font-style-asian="normal" style:font-style-complex="normal"/>
    </style:style>
    <style:style style:name="T11" style:family="text">
      <style:text-properties fo:font-style="normal" officeooo:rsid="001a05b3" style:font-style-asian="normal" style:font-style-complex="normal"/>
    </style:style>
    <style:style style:name="T12" style:family="text">
      <style:text-properties fo:font-style="normal" officeooo:rsid="001ae09c" style:font-style-asian="normal" style:font-style-complex="normal"/>
    </style:style>
    <style:style style:name="T13" style:family="text">
      <style:text-properties fo:font-style="normal" officeooo:rsid="001ca96d" style:font-style-asian="normal" style:font-style-complex="normal"/>
    </style:style>
    <style:style style:name="T14" style:family="text">
      <style:text-properties fo:font-style="normal" officeooo:rsid="001f66ed" style:font-style-asian="normal" style:font-style-complex="normal"/>
    </style:style>
    <style:style style:name="T15" style:family="text">
      <style:text-properties fo:font-style="normal" officeooo:rsid="001f7ef1" style:font-style-asian="normal" style:font-style-complex="normal"/>
    </style:style>
    <style:style style:name="T16" style:family="text">
      <style:text-properties fo:font-style="normal" officeooo:rsid="0020e8ae" style:font-style-asian="normal" style:font-style-complex="normal"/>
    </style:style>
    <style:style style:name="T17" style:family="text">
      <style:text-properties fo:font-style="normal" officeooo:rsid="0022ceb5" style:font-style-asian="normal" style:font-style-complex="normal"/>
    </style:style>
    <style:style style:name="T18" style:family="text">
      <style:text-properties fo:font-style="normal" officeooo:rsid="0022e74d" style:font-style-asian="normal" style:font-style-complex="normal"/>
    </style:style>
    <style:style style:name="T19" style:family="text">
      <style:text-properties fo:font-style="normal" officeooo:rsid="0024063e" style:font-style-asian="normal" style:font-style-complex="normal"/>
    </style:style>
    <style:style style:name="T20" style:family="text">
      <style:text-properties fo:font-style="normal" officeooo:rsid="002470fa" style:font-style-asian="normal" style:font-style-complex="normal"/>
    </style:style>
    <style:style style:name="T21" style:family="text">
      <style:text-properties fo:font-style="normal" officeooo:rsid="00253325" style:font-style-asian="normal" style:font-style-complex="normal"/>
    </style:style>
    <style:style style:name="T22" style:family="text">
      <style:text-properties fo:font-style="normal" officeooo:rsid="0025e9ed" style:font-style-asian="normal" style:font-style-complex="normal"/>
    </style:style>
    <style:style style:name="T23" style:family="text">
      <style:text-properties fo:font-style="normal" officeooo:rsid="00260f35" style:font-style-asian="normal" style:font-style-complex="normal"/>
    </style:style>
    <style:style style:name="T24" style:family="text">
      <style:text-properties fo:font-style="normal" officeooo:rsid="0027b547" style:font-style-asian="normal" style:font-style-complex="normal"/>
    </style:style>
    <style:style style:name="T25" style:family="text">
      <style:text-properties fo:font-style="normal" officeooo:rsid="0027ec8e" style:font-style-asian="normal" style:font-style-complex="normal"/>
    </style:style>
    <style:style style:name="T26" style:family="text">
      <style:text-properties fo:font-style="normal" officeooo:rsid="002984dc" style:font-style-asian="normal" style:font-style-complex="normal"/>
    </style:style>
    <style:style style:name="T27" style:family="text">
      <style:text-properties fo:font-style="italic" officeooo:rsid="0014a411" style:font-style-asian="italic" style:font-style-complex="italic"/>
    </style:style>
    <style:style style:name="T28" style:family="text">
      <style:text-properties fo:font-style="italic" officeooo:rsid="001f66ed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моей медитации все хорошо?</text:p>
      <text:p text:style-name="P1">Я не вижу, что медитирую с течением времени в каком бы то ни было смысле лучше или качественнее. Я плохо вообще понимаю, что и зачем я делаю, поэтму ум отвлекается на мысли, и я не слежу за дыханием и не пребываю в осознанности. У меня нет цели. У меня есть образ себя, что я – хороший медитатор, и поэтому я не стремлюсь улучшать свою медитацию.</text:p>
      <text:p text:style-name="P1">Как бы я хотел, чтобы было по-другому? Жизнь целиком моя, и я сам могу решать, что буду и не буду делать в медитации и зачем.</text:p>
      <text:p text:style-name="P1">Хочется счастья, психологического благополучия, чтобы было мало страданий.</text:p>
      <text:p text:style-name="P1">В чем польза медитации? Я же не читал ни одного исследования на эту тему.</text:p>
      <text:p text:style-name="P1">Карго-медитация?</text:p>
      <text:p text:style-name="P1">У меня нет шестереночных моделей медитации. Ну так сдел<text:span text:style-name="T1">а</text:span>й.</text:p>
      <text:p text:style-name="P1"/>
      <text:p text:style-name="P2">Вопрос следует поставить так: что мне делать помимо медитации для “духовного развития”?</text:p>
      <text:p text:style-name="P2"/>
      <text:p text:style-name="P3">Вызвана ли моя асексуальность и аромантичность травмой?</text:p>
      <text:p text:style-name="P3">А именно, речь идет о влечении в 11 классе к девушке, которая, как оказалось, была помолвлена. При этом так получилось, что тот момент совпал с моим новым эпизодом тревожно-депрессивного расстройства. Что там вообще было такого ужасного, чего я потом боялся годами? </text:p>
      <text:p text:style-name="P3">Если у меня будут отношения сейчас и они закончатся, то это достаточно достоверно будет не так неприятно. <text:span text:style-name="T2">Романтические и сексуальные отношения – это не страшно и не смертельно. Просто в тот раз так совпало, ну и я был не очень умный.</text:span></text:p>
      <text:p text:style-name="P4"><text:span text:style-name="Emphasis"><text:span text:style-name="T3">Помимо страха, который только что ушел, есть ли что-то, что мешает мне иметь романтические и сексуальные отношения?</text:span></text:span></text:p>
      <text:p text:style-name="P4"><text:span text:style-name="Emphasis"><text:span text:style-name="T3">Я хочу романтических отношений? Что именно я хочу? В воображении возникает стереотипическая картинка, когда люди на свидании едят в ресторане. Я же хочу не есть в ресторанах, правильно? А что?</text:span></text:span></text:p>
      <text:p text:style-name="P4"><text:span text:style-name="Emphasis"><text:span text:style-name="T3">Что я понимаю под романтическими отношениями? О чем конкретно я спрашиваю себя? Чего конкретно я не хочу ли хочу?</text:span></text:span></text:p>
      <text:p text:style-name="P4"><text:span text:style-name="Emphasis"><text:span text:style-name="T3">Я не хочу, чтобы было больно, страшно, неловко, неприятно, стыдно. Я не хочу того, что бывало у меня раньше с Валей, Машей, Таней, Ксюшей и т д.</text:span></text:span></text:p>
      <text:p text:style-name="P4"><text:span text:style-name="Emphasis"><text:span text:style-name="T3">Постой, я не хочу романтических отношений или я не испытываю романтического влечения? Это разные вопросы.</text:span></text:span></text:p>
      <text:p text:style-name="P4"><text:span text:style-name="Emphasis"><text:span text:style-name="T3"/></text:span></text:p>
      <text:p text:style-name="P5"><text:span text:style-name="Emphasis"><text:span text:style-name="T4">Бывало ли мне приятно проводить с кем-то время? Только давай честно.</text:span></text:span></text:p>
      <text:p text:style-name="P5"><text:span text:style-name="Emphasis"><text:span text:style-name="T4">Хочу ли я, чтобы мне с кем-то было в будущем и настоящем приятно проводить время?</text:span></text:span></text:p>
      <text:p text:style-name="P5"><text:span text:style-name="Emphasis"><text:span text:style-name="T4">Хочу ли я, чтобы мне было приятно?</text:span></text:span></text:p>
      <text:p text:style-name="P5"><text:span text:style-name="Emphasis"><text:span text:style-name="T4">Кажется, я за 3 года и 4 месяца практики медитации и чтения о буддизме убрал у себя стремление к приятному.</text:span></text:span></text:p>
      <text:p text:style-name="P5"><text:span text:style-name="Emphasis"><text:span text:style-name="T4"/></text:span></text:p>
      <text:p text:style-name="P5"><text:span text:style-name="Emphasis"><text:span text:style-name="T4"/></text:span></text:p>
      <text:p text:style-name="P6"><text:span text:style-name="Emphasis"><text:span text:style-name="T5">24 сен</text:span></text:span></text:p>
      <text:p text:style-name="P6"><text:span text:style-name="Emphasis"><text:span text:style-name="T5"/></text:span></text:p>
      <text:p text:style-name="P6"><text:span text:style-name="Emphasis"><text:span text:style-name="T5">Я хочу жить? Меня держит здесь сильная убежденность, что то, что я делаю, как я живу, очень важно. То, как я ошибаюсь, как не понимаю, как мне сложно – это все в контексте вечности имеет смысл. Наверное, это связано с моими (пока недостаточно конкретными) мечтами о великом. Вчера во время медитации я как будто умом попал на некоторый “глубинный” уровень восприяия жизни, из которого все “ок”. Да, мне непонятно, тяжело, я в неопределенности, я плохо принимаю и понимаю себя, у меня мало связности с людьми, я сомневаюсь, мне скучно, </text:span></text:span><text:span text:style-name="Emphasis"><text:span text:style-name="T27">но, </text:span></text:span><text:span text:style-name="Emphasis"><text:span text:style-name="T5">тем не менее, это “ок”. </text:span></text:span></text:p>
      <text:p text:style-name="P6"><text:soft-page-break/><text:span text:style-name="Emphasis"><text:span text:style-name="T5">Наверное, последние 5 дней показывают, что я так устроен, что 30-60 минут медитации оказывают на меня очень значимый положительный эффект.</text:span></text:span></text:p>
      <text:p text:style-name="P6"><text:span text:style-name="Emphasis"><text:span text:style-name="T5">Почему же в таком случе могут возникать мысли о самоубийстве? </text:span></text:span></text:p>
      <text:p text:style-name="P6"><text:span text:style-name="Emphasis"><text:span text:style-name="T5">Если не поддерживать связность с миром и собой, то она значимо уменьшается.</text:span></text:span></text:p>
      <text:p text:style-name="P7"><text:span text:style-name="Emphasis"><text:span text:style-name="T6">Я не люблю себя. За то, что еще не стал великим. Конечно, лучше провести то время, пока я еще не стал великим, любя себя за это устремление, а не коря за его недостигнутость. Тем более любовь к себе повысит внутреннее благополучие, которое косвенно может повысить вероятность стать великим.</text:span></text:span></text:p>
      <text:p text:style-name="P7"><text:span text:style-name="Emphasis"><text:span text:style-name="T6">Более того, если каждый раз, когда возникает мысль о будущем, мне неприятно, то я и не смогу думать о будущем достаточно подробно и качественно, чтобы принимать правильные решения.</text:span></text:span></text:p>
      <text:p text:style-name="P7"><text:span text:style-name="Emphasis"><text:span text:style-name="T6">Impostor syndrome? Не то чтобы он у меня есть, но я не считаю себя умным. </text:span></text:span><text:span text:style-name="Emphasis"><text:span text:style-name="T7">Не считаю себя достойным много чего? Способным на много чего?</text:span></text:span></text:p>
      <text:p text:style-name="P7"><text:span text:style-name="Emphasis"><text:span text:style-name="T7"/></text:span></text:p>
      <text:p text:style-name="P8"><text:span text:style-name="Emphasis"><text:span text:style-name="T8">25 сен</text:span></text:span></text:p>
      <text:p text:style-name="P8"><text:span text:style-name="Emphasis"><text:span text:style-name="T8"/></text:span></text:p>
      <text:p text:style-name="P8"><text:span text:style-name="Emphasis"><text:span text:style-name="T8">За последнюю неделю что-то поменялось. Мир выглядит как будто “вымытым”, и более текстурным, чем раньше. Мне очень красиво от пара над приготовленной овсянкой, от трогания новых книг и поверхности стола, от терпкого аромата осени, от желтеющих листьев на фоне ясного неба. </text:span></text:span></text:p>
      <text:p text:style-name="P8"><text:span text:style-name="Emphasis"><text:span text:style-name="T8"/></text:span></text:p>
      <text:p text:style-name="P8"><text:span text:style-name="Emphasis"><text:span text:style-name="T8">Что хорошего в моих друзьях?</text:span></text:span></text:p>
      <text:p text:style-name="P8"><text:span text:style-name="Emphasis"><text:span text:style-name="T8">Влад Кокин. Филипп Благовещенский. Слава Матюхин. Нароттам Паршиков. Пион Медведева.</text:span></text:span></text:p>
      <text:p text:style-name="P8"><text:span text:style-name="Emphasis"><text:span text:style-name="T8">Про них в целом мжно сказать. Что засчет того что они знакомы с рациональностью, они рассудительные и внимательные, очень безопасные, понимающие. При этом они не холодные, а весьма живые и, так скажем, веселые люди. У них прекрасные цели и ценности, которые похожи на мои. У нас общая культура.</text:span></text:span></text:p>
      <text:p text:style-name="P8"><text:span text:style-name="Emphasis"><text:span text:style-name="T8">Почему же я не общаюсь с другими рационалистами? А с теми, с кем общаюсь, общаюсь мало? </text:span></text:span></text:p>
      <text:p text:style-name="P8"><text:span text:style-name="Emphasis"><text:span text:style-name="T8">Еще есть Саша Бережной и Миша Ягудин.</text:span></text:span></text:p>
      <text:p text:style-name="P8"><text:span text:style-name="Emphasis"><text:span text:style-name="T8">Алена Потапенко. Связность с ней для меня почему-то особенно ценна. </text:span></text:span><text:span text:style-name="Emphasis"><text:span text:style-name="T9">С Аленой безопасно и легко.</text:span></text:span></text:p>
      <text:p text:style-name="P8"><text:span text:style-name="Emphasis"><text:span text:style-name="T8">Саша Каган. </text:span></text:span></text:p>
      <text:p text:style-name="P8"><text:span text:style-name="Emphasis"><text:span text:style-name="T8"/></text:span></text:p>
      <text:p text:style-name="P9"><text:span text:style-name="Emphasis"><text:span text:style-name="T9">Безопасно? То есть с этими людьми я не чувствую страха, скованности, стеснения. Наверняка есть значимое количество людей, с которыми может быть так же, и которых я не знаю.</text:span></text:span></text:p>
      <text:p text:style-name="P9"><text:span text:style-name="Emphasis"><text:span text:style-name="T9">Я же даже сообщения в мессенджерах боюсь читать. Почему? Этот страх, очевидно, понижает мое ожидаемое количество общения. Я боюсь, что меня обидят, унизят, отвергнут. То есть это неготовность быть уязвимым.</text:span></text:span></text:p>
      <text:p text:style-name="P9"><text:span text:style-name="Emphasis"><text:span text:style-name="T9">Я явно переоцениваю вероятность такого события. Последний (да, в общем-то, единственный) раз оно было в апреле 2017 года – письмо от Маши Вышегородцевой, содержание которого можно сформулировать как “Ты – ошибка”. </text:span></text:span></text:p>
      <text:p text:style-name="P9"><text:span text:style-name="Emphasis"><text:span text:style-name="T9">Люди, которых я вижу вокруг, кажутся мне снаружи более счастливыми, “хорошими”, “полноценными”, “успешными”, чем я, и поэтому я не иду на контакт, так как боюсь быть отвергнутым. С теми людьми, с которыми я почему-то не боюсь, мне хорошо.</text:span></text:span></text:p>
      <text:p text:style-name="P9"><text:span text:style-name="Emphasis"><text:span text:style-name="T9">Давай меньше сравнивать и больше искать общего.</text:span></text:span></text:p>
      <text:p text:style-name="P9"><text:span text:style-name="Emphasis"><text:span text:style-name="T9"/></text:span></text:p>
      <text:p text:style-name="P10"><text:span text:style-name="Emphasis"><text:span text:style-name="T10">Как я могу использовать знания из книги “Наука общения”? Я прочитал первую часть, в которой даются советы о том, как можно себя вести в первые 5 минут знакомства. Что я запомнил? </text:span></text:span></text:p>
      <text:p text:style-name="P10"><text:soft-page-break/><text:span text:style-name="Emphasis"><text:span text:style-name="T10">- не зажиматься – находиться в открытой позе, с ровной спиной, не скрещенными руками, неопущенной головой, </text:span></text:span><text:span text:style-name="Emphasis"><text:span text:style-name="T11">в целом не стараться занимать мало пространства</text:span></text:span></text:p>
      <text:p text:style-name="P10"><text:span text:style-name="Emphasis"><text:span text:style-name="T11">- использовать жестикуляцию (я вообще не использую, кажется)</text:span></text:span></text:p>
      <text:p text:style-name="P10"><text:span text:style-name="Emphasis"><text:span text:style-name="T11">- поддерживать контакт глазами (я не поддерживаю – перестану-ка я бояться это делать)</text:span></text:span></text:p>
      <text:p text:style-name="P10"><text:span text:style-name="Emphasis"><text:span text:style-name="T11">- обязательно запомнить имя человека и регулярно называть человека по имени</text:span></text:span></text:p>
      <text:p text:style-name="P10"><text:span text:style-name="Emphasis"><text:span text:style-name="T11"><text:tab/>- для этого, во-первых, я произнесу “Имя, очень приятно”</text:span></text:span></text:p>
      <text:p text:style-name="P10"><text:span text:style-name="Emphasis"><text:span text:style-name="T11"><text:tab/>- </text:span></text:span><text:span text:style-name="Emphasis"><text:span text:style-name="T12">найду характерную особенность внешности человека</text:span></text:span></text:p>
      <text:p text:style-name="P10"><text:span text:style-name="Emphasis"><text:span text:style-name="T12"><text:tab/>- свяжу ее с фонетической особенностью имени в виде глупой истории</text:span></text:span></text:p>
      <text:p text:style-name="P10"><text:span text:style-name="Emphasis"><text:span text:style-name="T11">- стараться видеть в человеке сильные стороны, замечать, почему она интересна</text:span></text:span></text:p>
      <text:p text:style-name="P10"><text:span text:style-name="Emphasis"><text:span text:style-name="T11">- хвалить человека</text:span></text:span></text:p>
      <text:p text:style-name="P10"><text:span text:style-name="Emphasis"><text:span text:style-name="T11">- искать вещи, через которые можно соединиться, чтобы можно было сказать “Я тоже”, “Мне тоже”, “У меня тоже”</text:span></text:span></text:p>
      <text:p text:style-name="P10"><text:span text:style-name="Emphasis"><text:span text:style-name="T11">- быть искренним и аутентичным, не бояться выглядеть и вести себя необычно, потому что так с большей вероятностью я запомнюсь</text:span></text:span></text:p>
      <text:p text:style-name="P10"><text:span text:style-name="Emphasis"><text:span text:style-name="T11"/></text:span></text:p>
      <text:p text:style-name="P11"><text:span text:style-name="Emphasis"><text:span text:style-name="T12">Дело в том, что сейчас пандемия, и большая часть этих советов неактуальна. Хотя 5-8 актуальны.</text:span></text:span></text:p>
      <text:p text:style-name="P11"><text:span text:style-name="Emphasis"><text:span text:style-name="T12">Ну а в своем поведении прямо сейчас я что изменю? Назначу зум-созвоныс людьми? У меня же забито расписание уже. </text:span></text:span><text:span text:style-name="Emphasis"><text:span text:style-name="T13">Давай с маленького начнем. Писать в рацио-чаты? Ходить на онлайн-мероприятия?</text:span></text:span></text:p>
      <text:p text:style-name="P12"><text:span text:style-name="Emphasis"><text:span text:style-name="T13">Да, вот читать и повторять прочитанное весело, а в действительности применять невесело. Это выход из зоны комфорта!</text:span></text:span></text:p>
      <text:p text:style-name="P12"><text:span text:style-name="Emphasis"><text:span text:style-name="T13"/></text:span></text:p>
      <text:p text:style-name="P13"><text:span text:style-name="Emphasis"><text:span text:style-name="T14">26 сен</text:span></text:span></text:p>
      <text:p text:style-name="P13"><text:span text:style-name="Emphasis"><text:span text:style-name="T14">какие еще факторы могут способствовать изменению моего состояния</text:span></text:span></text:p>
      <text:p text:style-name="P13"><text:span text:style-name="Emphasis"><text:span text:style-name="T14">- мой денежный доход сейчас выше, чем когда-либо был</text:span></text:span></text:p>
      <text:p text:style-name="P13"><text:span text:style-name="Emphasis"><text:span text:style-name="T14">- из 5 вещей, которым я сейчас учусь, 4 мне очень интересны, и 1 просто интересна; причем у меня нет перегрузки</text:span></text:span></text:p>
      <text:p text:style-name="P13"><text:span text:style-name="Emphasis"><text:span text:style-name="T14">- с начала сентября я занимаюсь принятием и внутренней валидацией своей асексуальности и аромантичности</text:span></text:span></text:p>
      <text:p text:style-name="P13"><text:span text:style-name="Emphasis"><text:span text:style-name="T14"/></text:span></text:p>
      <text:p text:style-name="P13"><text:span text:style-name="Emphasis"><text:span text:style-name="T14">Наверное, плацебо здесь слабое, потому что ты в самом деле обратил мое внимание на то, что я не замечал раньше, и если бы мы только проговаривали и проясняли вещи, которые я уже знал (в особенности, если бы не было совета смотреть вширь), то эффекта бы не было.</text:span></text:span></text:p>
      <text:p text:style-name="P13"><text:span text:style-name="Emphasis"><text:span text:style-name="T14"/></text:span></text:p>
      <text:p text:style-name="P13"><text:span text:style-name="Emphasis"><text:span text:style-name="T14">Я согласен, что считаю тебя гуру. Мне всегда, сколько я тебя знаю, казалось, что ты во всех отношениях лучше и умнее меня, делаешь полее правильные и важные вещи. Еще со времен Выходных ЭА я испытывал стыд всякий раз, когда тебя видел; правда, постепенно этот стыд уменьшался. Аналогичное отношение у меня к Тане, Нароттаму, Мише Ягудину и Саше Бережному – что я </text:span></text:span><text:span text:style-name="Emphasis"><text:span text:style-name="T28">представляю из себя ошибку</text:span></text:span><text:span text:style-name="Emphasis"><text:span text:style-name="T14">, а вы в каком-то смысле на порядок выше меня.</text:span></text:span></text:p>
      <text:p text:style-name="P13"><text:span text:style-name="Emphasis"><text:span text:style-name="T14">Наконец-то я набрался смелости рассказать тебе об этом.</text:span></text:span></text:p>
      <text:p text:style-name="P13"><text:span text:style-name="Emphasis"><text:span text:style-name="T14"/></text:span></text:p>
      <text:p text:style-name="P14"><text:span text:style-name="Emphasis"><text:span text:style-name="T15">Я думал об этом, и это для меня типичный паттерн поведения в отношениях с людьми, который, помимо Кочерги, проявлялся еще минимум 5 раз: выбирать человека Х, считать себя хуже человека Х и стремиться “исправиться” благодаря Х. </text:span></text:span><text:span text:style-name="Emphasis"><text:span text:style-name="T17">Лет до 18 я думал, что так выглядит влюбленность.</text:span></text:span></text:p>
      <text:p text:style-name="P13"><text:span text:style-name="Emphasis"><text:span text:style-name="T14"/></text:span></text:p>
      <text:p text:style-name="P14"><text:span text:style-name="Emphasis"><text:span text:style-name="T15">Вопрос о состыковке у меня в голове рациональности и духовности в действительности переформулируется как “Могу ли я быть частью сообщества Кочерги?” Это желание быть принимаемым и страх не быть принимаемым. По крайней мере сейчас я воспринимаю это так, что в Кочерге думаю, что всегда есть некоторый внешний императив для меня </text:span></text:span><text:soft-page-break/><text:span text:style-name="Emphasis"><text:span text:style-name="T15">становиться другим, не тем, кто я есть – более рациональным, эрудированным, разбирающимся в AI Alignment. </text:span></text:span><text:span text:style-name="Emphasis"><text:span text:style-name="T17">Я думаю, что</text:span></text:span><text:span text:style-name="Emphasis"><text:span text:style-name="T15"> не вижу себя ценным и принимаемым </text:span></text:span><text:span text:style-name="Emphasis"><text:span text:style-name="T17">уже сейчас, до того как я стал великим гением. </text:span></text:span><text:span text:style-name="Emphasis"><text:span text:style-name="T18">Я понимаю, что это скорее связано с моими мыслительными процессами, чем с Кочергой.</text:span></text:span></text:p>
      <text:p text:style-name="P14"><text:span text:style-name="Emphasis"><text:span text:style-name="T15"/></text:span></text:p>
      <text:p text:style-name="P15"><text:span text:style-name="Emphasis"><text:span text:style-name="T16">По сути, то, что я написал, представляет собой набор когнитивных багов, и я понимаю, что это баги. Без видео от Brene, однако, я бы о них не задумался и тем более не написал тебе.</text:span></text:span></text:p>
      <text:p text:style-name="P15"><text:span text:style-name="Emphasis"><text:span text:style-name="T16"/></text:span></text:p>
      <text:p text:style-name="P16"><text:span text:style-name="Emphasis"><text:span text:style-name="T19">27 сен 2020</text:span></text:span></text:p>
      <text:p text:style-name="P17"><text:span text:style-name="Emphasis"><text:span text:style-name="T20">Почему я такой judgmental в отношении себя и других? Что бы ни порисходило, я не бываю собой полностью по-настоящему искренне доволен. Я хочу, чтобы было по-другому. Лучше прожить жизнь более счастливым.</text:span></text:span></text:p>
      <text:p text:style-name="P17"><text:span text:style-name="Emphasis"><text:span text:style-name="T20">У меня есть установка, что я весь сам из себя представляю проблему, которую надо решить. Это автоматическая мысль, и было бы лучше, если бы ее не было. Я – не проблема. Я – агент, который находит и решает проблемы.</text:span></text:span></text:p>
      <text:p text:style-name="P17"><text:span text:style-name="Emphasis"><text:span text:style-name="T20">Я и моя жизнь не ценны для меня.</text:span></text:span></text:p>
      <text:p text:style-name="P17"><text:span text:style-name="Emphasis"><text:span text:style-name="T20">Это удивительно, как много у меня нерациональных установок, о которых я даже не задумываюсь. Есть, кстати, такая проблема – я мало думаю. </text:span></text:span><text:span text:style-name="Emphasis"><text:span text:style-name="T21">Мало думаю, потому что кажется, что люди вокруг очень умные, и все, что я подумаю, будет глупым в сравнении с тем, чо уже подумали они. Все равно я бесполезный и никому не нужный, зачем что-то делать?</text:span></text:span></text:p>
      <text:p text:style-name="P18"><text:span text:style-name="Emphasis"><text:span text:style-name="T21">Выраженное черно-белое мышление, выраженная привычка сравнения себя с другими.</text:span></text:span></text:p>
      <text:p text:style-name="P18"><text:span text:style-name="Emphasis"><text:span text:style-name="T21">Что делать? Менять то, как я думаю. Конктерно выделять проблемные места и переделывать.</text:span></text:span></text:p>
      <text:p text:style-name="P18"><text:span text:style-name="Emphasis"><text:span text:style-name="T21">Кстати, вчера я думал, что мне было бы приятно, если бы ко мне обращались в женском роде. Я этого не понимаю. Мне вроде комфортно в гендерной роли мужчины.</text:span></text:span></text:p>
      <text:p text:style-name="P18"><text:span text:style-name="Emphasis"><text:span text:style-name="T21">Давай задаваться вопросами не “Мужчина ли я? Асексуал ли я? Аромантик ли я?” а вопросом “Как я хочу выглядеть? Как я хочу себя вести? Каких отношений и с кем я хочу?” Пока я не знаю.</text:span></text:span></text:p>
      <text:p text:style-name="P18"><text:span text:style-name="Emphasis"><text:span text:style-name="T21"/></text:span></text:p>
      <text:p text:style-name="P18"><text:span text:style-name="Emphasis"><text:span text:style-name="T22">28 сен 2020</text:span></text:span></text:p>
      <text:p text:style-name="P19"><text:span text:style-name="Emphasis"><text:span text:style-name="T22">Я горжусь тем, кто я есть и чего я достиг. Я достоин быть счастливым. Я достоин быть принимаемым людьми,я достоин связей. Я – не проблема, я решаю проблемы. Я и все, что во мне происходит, достойно понимания и принятия. Ошибки и неудачи происходят, но они не уменьшают моей ценности как человека. Я могу научиться и сделать лучше. Я могу приложить достаточно усилий и сделать лучше.</text:span></text:span></text:p>
      <text:p text:style-name="P19"><text:span text:style-name="Emphasis"><text:span text:style-name="T22">Мне не нужно постоянно волноваться, что я делаю слишком мало и не то. Я достоин внутреннего мира. Я могу создать себе внутренний мир и гармонию. Я не должен никому ничего доказывать. Мне не нужна внешняя валидация и одобрение. Я могу делать и думать то, что не считается общественным консенсусом.</text:span></text:span></text:p>
      <text:p text:style-name="P19"><text:span text:style-name="Emphasis"><text:span text:style-name="T22">Я могу заботиться о себе. Я ни в чем не виноват, и не должен страдать. Я могу хотеть что-то и добиваться этого.</text:span></text:span></text:p>
      <text:p text:style-name="P19"><text:span text:style-name="Emphasis"><text:span text:style-name="T22">Мои проблемы решаемы. Я могу стать более смелым и менеестеснительным. Я могу жить в удовольствие. Я не обязан никем становиться.</text:span></text:span></text:p>
      <text:p text:style-name="P19"><text:span text:style-name="Emphasis"><text:span text:style-name="T22">Я достоин того, чтобы мои потребности удовлетворялись.</text:span></text:span></text:p>
      <text:p text:style-name="P19"><text:span text:style-name="Emphasis"><text:span text:style-name="T22"/></text:span></text:p>
      <text:p text:style-name="P20"><text:span text:style-name="Emphasis"><text:span text:style-name="T23">Чего я хочу? Во что я верю?</text:span></text:span></text:p>
      <text:p text:style-name="P20"><text:span text:style-name="Emphasis"><text:span text:style-name="T23">Многие мои убеждения и желания – это просто слова, которые я говорю другим людям. Если бы не надо было ничего никому говорить и доказывать, чего бы я хотел и во что бы верил?</text:span></text:span></text:p>
      <text:p text:style-name="P20"><text:span text:style-name="Emphasis"><text:span text:style-name="T23">Я хочу носить одежду, которая мне будет нравиться, сделать ремонт в квартире, стать менее стеснительным.</text:span></text:span></text:p>
      <text:p text:style-name="P20"><text:span text:style-name="Emphasis"><text:span text:style-name="T23"/></text:span></text:p>
      <text:p text:style-name="P20"><text:span text:style-name="Emphasis"><text:span text:style-name="T23"/></text:span></text:p>
      <text:p text:style-name="P22"><text:soft-page-break/><text:span text:style-name="Emphasis"><text:span text:style-name="T24">29 сен 2020</text:span></text:span></text:p>
      <text:p text:style-name="P22"><text:span text:style-name="Emphasis"><text:span text:style-name="T24">Пора бы подумать над тем, чего же я хочу сделать.</text:span></text:span></text:p>
      <text:p text:style-name="P22"><text:span text:style-name="Emphasis"><text:span text:style-name="T24">Я хочу стать более смелым, менее стеснительным, более аутентичным и живым, лучше понимать эмоции, не испытывать вину и стыд.</text:span></text:span></text:p>
      <text:p text:style-name="P22"><text:span text:style-name="Emphasis"><text:span text:style-name="T24">Еще хочется более стабильного состояния. А то последние дня 3-4 какая-то эмоциональная карусель.</text:span></text:span></text:p>
      <text:p text:style-name="P22"><text:span text:style-name="Emphasis"><text:span text:style-name="T24">Идея – каждый день в октябре делать то, чего никогда раньше не делал.</text:span></text:span></text:p>
      <text:p text:style-name="P22"><text:span text:style-name="Emphasis"><text:span text:style-name="T24">Что прочитать за октябрь. Давай заранее договоримся.</text:span></text:span></text:p>
      <text:p text:style-name="P24"><text:span text:style-name="Emphasis"><text:span text:style-name="T24">Pathological Altruism, </text:span></text:span><text:span text:style-name="Emphasis"><text:span text:style-name="T26">31 часть</text:span></text:span></text:p>
      <text:p text:style-name="P24"><text:span text:style-name="Emphasis"><text:span text:style-name="T24">Reframing guilt, </text:span></text:span><text:span text:style-name="Emphasis"><text:span text:style-name="T26">37 эссе, 6 частей</text:span></text:span></text:p>
      <text:p text:style-name="P24"><text:span text:style-name="Emphasis"><text:span text:style-name="T24">The power of Imperfection, </text:span></text:span></text:p>
      <text:p text:style-name="P24"><text:span text:style-name="Emphasis"><text:span text:style-name="T24">The power of Quiet</text:span></text:span></text:p>
      <text:p text:style-name="P22"><text:span text:style-name="Emphasis"><text:span text:style-name="T24">Наука общения, Никогда не ешьте в одиночку</text:span></text:span></text:p>
      <text:p text:style-name="P23"><text:span text:style-name="Emphasis"><text:span text:style-name="T25">Еще хочу читать про буддизм у Девида Чапмена.</text:span></text:span></text:p>
      <text:p text:style-name="P23"><text:span text:style-name="Emphasis"><text:span text:style-name="T25">Еще, по-видимому, Мура.</text:span></text:span></text:p>
      <text:p text:style-name="P23"><text:span text:style-name="Emphasis"><text:span text:style-name="T25"/></text:span></text:p>
      <text:p text:style-name="P22"><text:span text:style-name="Emphasis"><text:span text:style-name="T24"/></text:span></text:p>
      <text:p text:style-name="P22"><text:span text:style-name="Emphasis"><text:span text:style-name="T24">Вопрос в том, получение ответов на какие вопросы для меня сейчас важнее всего?</text:span></text:span></text:p>
      <text:p text:style-name="P23"><text:span text:style-name="Emphasis"><text:span text:style-name="T25">Как конкретно описать, каким я хочу стать? Как измерить, что я стал более таким, каким хочу?</text:span></text:span></text:p>
      <text:p text:style-name="P24"><text:span text:style-name="Emphasis"><text:span text:style-name="T26">Представь, что все провалилось и ты такой же, как и был.</text:span></text:span></text:p>
      <text:p text:style-name="P24"><text:span text:style-name="Emphasis"><text:span text:style-name="T26">Я слишком много тратил на институт и забивал на чтение для себя. Либо времени не хватало, либо я уже уставал и не мог читать еще.</text:span></text:span></text:p>
      <text:p text:style-name="P24"><text:span text:style-name="Emphasis"><text:span text:style-name="T26">3 помидоракаждый день прямо с утра – хватит? Давай по дням четко распишем, что читаем.</text:span></text:span></text:p>
      <text:p text:style-name="P24"><text:span text:style-name="Emphasis"><text:span text:style-name="T26">Помимо просто чтения, нужна еще практика, ведение заметок и повторение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3T10:43:37.856017717</meta:creation-date>
    <dc:date>2020-09-29T16:59:02.335454440</dc:date>
    <meta:editing-duration>PT11H1M41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5" meta:paragraph-count="105" meta:word-count="2112" meta:character-count="12890" meta:non-whitespace-character-count="10855"/>
  </office:meta>
</office:document-meta>
</file>